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 style:master-page-name="">
      <style:table-properties style:width="17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36cm" style:rel-column-width="5243*"/>
    </style:style>
    <style:style style:name="Tabuľka1.B" style:family="table-column">
      <style:table-column-properties style:column-width="4.113cm" style:rel-column-width="15858*"/>
    </style:style>
    <style:style style:name="Tabuľka1.C" style:family="table-column">
      <style:table-column-properties style:column-width="3.72cm" style:rel-column-width="14341*"/>
    </style:style>
    <style:style style:name="Tabuľka1.D" style:family="table-column">
      <style:table-column-properties style:column-width="1.519cm" style:rel-column-width="5855*"/>
    </style:style>
    <style:style style:name="Tabuľka1.E" style:family="table-column">
      <style:table-column-properties style:column-width="6.288cm" style:rel-column-width="24238*"/>
    </style:style>
    <style:style style:name="Tabuľka1.1" style:family="table-row">
      <style:table-row-properties style:min-row-height="0.7cm"/>
    </style:style>
    <style:style style:name="Tabuľka1.A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0.97cm"/>
    </style:style>
    <style:style style:name="Tabuľka1.A2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3" style:family="table-row">
      <style:table-row-properties style:min-row-height="1.656cm"/>
    </style:style>
    <style:style style:name="Tabuľka1.A4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E4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2" style:family="table" style:master-page-name="">
      <style:table-properties style:width="17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2.A" style:family="table-column">
      <style:table-column-properties style:column-width="1.36cm" style:rel-column-width="5243*"/>
    </style:style>
    <style:style style:name="Tabuľka2.B" style:family="table-column">
      <style:table-column-properties style:column-width="4.113cm" style:rel-column-width="15858*"/>
    </style:style>
    <style:style style:name="Tabuľka2.C" style:family="table-column">
      <style:table-column-properties style:column-width="3.72cm" style:rel-column-width="14341*"/>
    </style:style>
    <style:style style:name="Tabuľka2.D" style:family="table-column">
      <style:table-column-properties style:column-width="1.519cm" style:rel-column-width="5855*"/>
    </style:style>
    <style:style style:name="Tabuľka2.E" style:family="table-column">
      <style:table-column-properties style:column-width="6.288cm" style:rel-column-width="24238*"/>
    </style:style>
    <style:style style:name="Tabuľka2.1" style:family="table-row">
      <style:table-row-properties style:min-row-height="0.7cm"/>
    </style:style>
    <style:style style:name="Tabuľka2.A1" style:family="table-cell">
      <style:table-cell-properties style:vertical-align="middle" fo:padding="0.097cm" fo:border="0.002cm solid #000000"/>
    </style:style>
    <style:style style:name="Tabuľka2.2" style:family="table-row">
      <style:table-row-properties style:min-row-height="0.97cm" fo:background-color="transparent" style:keep-together="true" fo:keep-together="auto">
        <style:background-image/>
      </style:table-row-properties>
    </style:style>
    <style:style style:name="Tabuľka2.A2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uľka2.E2" style:family="table-cell">
      <style:table-cell-properties style:vertical-align="middle" fo:background-color="transparent" fo:padding="0.097cm" fo:border="0.002cm solid #000000" style:writing-mode="page">
        <style:background-image/>
      </style:table-cell-properties>
    </style:style>
    <style:style style:name="Tabuľka2.3" style:family="table-row">
      <style:table-row-properties style:min-row-height="1.656cm"/>
    </style:style>
    <style:style style:name="Tabuľka2.A3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A4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4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2.6" style:family="table-row">
      <style:table-row-properties style:min-row-height="1.656cm" fo:background-color="transparent" style:keep-together="true" fo:keep-together="auto">
        <style:background-image/>
      </style:table-row-properties>
    </style:style>
    <style:style style:name="Tabuľka2.D7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 style:master-page-name="">
      <style:paragraph-properties fo:text-align="end" style:justify-single-word="false" style:page-number="auto" fo:padding="0cm" fo:border-left="none" fo:border-right="none" fo:border-top="0.035cm solid #0066cc" fo:border-bottom="none" style:shadow="none"/>
      <style:text-properties fo:color="#0066cc" style:font-name="Arial"/>
    </style:style>
    <style:style style:name="P4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language="sk" fo:country="SK" fo:font-weight="normal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color="#0066cc" fo:font-weight="normal" style:font-weight-asian="normal" style:font-weight-complex="normal"/>
    </style:style>
    <style:style style:name="P9" style:family="paragraph" style:parent-style-name="Table_20_Heading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bold" style:font-weight-asian="bold" style:font-weight-complex="bold"/>
    </style:style>
    <style:style style:name="P10" style:family="paragraph" style:parent-style-name="Table_20_Heading">
      <style:paragraph-properties fo:text-align="center" style:justify-single-word="false"/>
      <style:text-properties fo:font-weight="normal" style:font-weight-asian="normal" style:font-weight-complex="normal"/>
    </style:style>
    <style:style style:name="P11" style:family="paragraph" style:parent-style-name="Table_20_Heading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normal" style:font-weight-asian="normal" style:font-weight-complex="normal"/>
    </style:style>
    <style:style style:name="P12" style:family="paragraph" style:parent-style-name="Table_20_Heading">
      <style:paragraph-properties fo:text-align="center" style:justify-single-word="false"/>
      <style:text-properties fo:language="sk" fo:country="SK" fo:font-weight="normal" style:font-weight-asian="normal" style:font-weight-complex="normal"/>
    </style:style>
    <style:style style:name="P13" style:family="paragraph" style:parent-style-name="Table_20_Heading">
      <style:paragraph-properties fo:text-align="center" style:justify-single-word="false"/>
      <style:text-properties fo:font-size="10pt" fo:language="sk" fo:country="SK" fo:font-weight="bold" style:font-size-asian="10pt" style:font-weight-asian="bold" style:font-size-complex="10pt" style:font-weight-complex="bold"/>
    </style:style>
    <style:style style:name="P14" style:family="paragraph" style:parent-style-name="Table_20_Heading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size="10pt" fo:language="sk" fo:country="SK" fo:font-weight="bold" style:font-size-asian="10pt" style:font-weight-asian="bold" style:font-size-complex="10pt" style:font-weight-complex="bold"/>
    </style:style>
    <style:style style:name="P15" style:family="paragraph" style:parent-style-name="Table_20_Heading">
      <style:paragraph-properties fo:text-align="center" style:justify-single-word="false"/>
      <style:text-properties fo:font-size="10pt" fo:language="sk" fo:country="SK" fo:font-weight="bold" style:font-size-asian="10pt" style:font-weight-asian="bold" style:font-size-complex="10pt" style:font-weight-complex="bold"/>
    </style:style>
    <style:style style:name="P16" style:family="paragraph" style:parent-style-name="Table_20_Heading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size="10pt" fo:language="sk" fo:country="SK" fo:font-weight="bold" style:font-size-asian="10pt" style:font-weight-asian="bold" style:font-size-complex="10pt" style:font-weight-complex="bold"/>
    </style:style>
    <style:style style:name="P17" style:family="paragraph" style:parent-style-name="Table_20_Heading">
      <style:text-properties fo:font-size="10pt" fo:language="sk" fo:country="SK" style:font-size-asian="10pt" style:font-size-complex="10pt"/>
    </style:style>
    <style:style style:name="P18" style:family="paragraph" style:parent-style-name="Table_20_Heading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bold" style:font-weight-asian="bold" style:font-weight-complex="bold"/>
    </style:style>
    <style:style style:name="P19" style:family="paragraph" style:parent-style-name="Table_20_Heading">
      <style:paragraph-properties fo:text-align="center" style:justify-single-word="false"/>
      <style:text-properties fo:font-weight="normal" style:font-weight-asian="normal" style:font-weight-complex="normal"/>
    </style:style>
    <style:style style:name="P20" style:family="paragraph" style:parent-style-name="Table_20_Heading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normal" style:font-weight-asian="normal" style:font-weight-complex="normal"/>
    </style:style>
    <style:style style:name="P21" style:family="paragraph" style:parent-style-name="Table_20_Heading">
      <style:paragraph-properties fo:text-align="center" style:justify-single-word="false"/>
      <style:text-properties fo:language="sk" fo:country="SK" fo:font-weight="normal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3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normal" style:font-weight-asian="normal" style:font-weight-complex="normal"/>
    </style:style>
    <style:style style:name="P24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color="#0066cc" fo:font-weight="normal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color="#0066cc" fo:font-weight="bol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0066cc" fo:language="sk" fo:country="SK" fo:font-weight="bold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color="#0066cc" fo:language="sk" fo:country="SK" fo:font-weight="bol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color="#0066cc" fo:language="sk" fo:country="SK" fo:font-weight="normal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language="sk" fo:country="SK" fo:font-weight="normal" style:font-weight-asian="normal" style:font-weight-complex="normal"/>
    </style:style>
    <style:style style:name="P30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language="sk" fo:country="SK" fo:font-weight="normal" style:font-weight-asian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language="sk" fo:country="SK" fo:font-weight="bold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language="sk" fo:country="SK" fo:font-weight="bold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language="sk" fo:country="SK"/>
    </style:style>
    <style:style style:name="P3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bold" style:font-weight-asian="bold" style:font-weight-complex="bold"/>
    </style:style>
    <style:style style:name="P36" style:family="paragraph" style:parent-style-name="Standard">
      <style:text-properties fo:language="sk" fo:country="SK"/>
    </style:style>
    <style:style style:name="P37" style:family="paragraph" style:parent-style-name="Standard" style:master-page-name="First_20_Page">
      <style:paragraph-properties style:page-number="auto"/>
      <style:text-properties style:font-name="Arial" fo:font-size="32pt" fo:font-weight="bold" style:font-size-asian="32pt" style:font-weight-asian="bold" style:font-size-complex="32pt" style:font-weight-complex="bold"/>
    </style:style>
    <style:style style:name="P38" style:family="paragraph" style:parent-style-name="Text_20_body" style:master-page-name="Standard">
      <style:paragraph-properties style:page-number="auto"/>
    </style:style>
    <style:style style:name="P39" style:family="paragraph" style:parent-style-name="Text_20_body">
      <style:paragraph-properties fo:break-before="page"/>
    </style:style>
    <style:style style:name="P40" style:family="paragraph" style:parent-style-name="Text_20_body">
      <style:text-properties fo:language="sk" fo:country="SK"/>
    </style:style>
    <style:style style:name="T1" style:family="text">
      <style:text-properties fo:language="sk" fo:country="SK"/>
    </style:style>
    <style:style style:name="T2" style:family="text">
      <style:text-properties fo:language="sk" fo:country="SK" fo:font-style="italic"/>
    </style:style>
    <style:style style:name="T3" style:family="text">
      <style:text-properties fo:font-weight="bold"/>
    </style:style>
    <style:style style:name="T4" style:family="text">
      <style:text-properties fo:color="#0066cc"/>
    </style:style>
    <style:style style:name="T5" style:family="text">
      <style:text-properties fo:color="#0066cc" fo:font-weight="bold" style:font-weight-asian="bold" style:font-weight-complex="bold"/>
    </style:style>
    <style:style style:name="T6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1">Príloha</text:span> B: <text:span text:style-name="T1">Plán projektu</text:span></text:p>
      <text:p text:style-name="P38"/>
      <text:p text:style-name="Text_20_body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row table:style-name="Tabuľka1.1">
          <table:table-cell table:style-name="Tabuľka1.A1" table:number-columns-spanned="5" office:value-type="string">
            <text:p text:style-name="P32">Zimný semester (2007)</text:p>
          </table:table-cell>
          <table:covered-table-cell/>
          <table:covered-table-cell/>
          <table:covered-table-cell/>
          <table:covered-table-cell/>
        </table:table-row>
        <table:table-row table:style-name="Tabuľka1.2">
          <table:table-cell table:style-name="Tabuľka1.A2" office:value-type="string">
            <text:p text:style-name="P14">Týždeň</text:p>
          </table:table-cell>
          <table:table-cell table:style-name="Tabuľka1.A2" office:value-type="string">
            <text:p text:style-name="P14">Rozsah od – do</text:p>
          </table:table-cell>
          <table:table-cell table:style-name="Tabuľka1.A2" office:value-type="string">
            <text:p text:style-name="P13">Naplánovaný proces</text:p>
          </table:table-cell>
          <table:table-cell table:style-name="Tabuľka1.A2" office:value-type="string">
            <text:p text:style-name="P13">Dĺžka</text:p>
          </table:table-cell>
          <table:table-cell table:style-name="Tabuľka1.A1" office:value-type="string">
            <text:p text:style-name="P13">Popis naplánovaného procesu</text:p>
          </table:table-cell>
        </table:table-row>
        <table:table-row table:style-name="Tabuľka1.3">
          <table:table-cell table:style-name="Tabuľka1.A2" office:value-type="string">
            <text:p text:style-name="P9">1</text:p>
          </table:table-cell>
          <table:table-cell table:style-name="Tabuľka1.A2" office:value-type="string">
            <text:p text:style-name="P11">08.10.<text:tab/>(pon)</text:p>
            <text:p text:style-name="P11">14.10.<text:tab/>(ne)</text:p>
          </table:table-cell>
          <table:table-cell table:style-name="Tabuľka1.A2" table:number-rows-spanned="2" office:value-type="string">
            <text:p text:style-name="P12">analýza</text:p>
          </table:table-cell>
          <table:table-cell table:style-name="Tabuľka1.A2" table:number-rows-spanned="2" office:value-type="string">
            <text:p text:style-name="P10">2t</text:p>
          </table:table-cell>
          <table:table-cell table:style-name="Tabuľka1.A1" office:value-type="string">
            <text:p text:style-name="P12">14.10. (ne) – výstup naštudovania jednotlivých modulov</text:p>
          </table:table-cell>
        </table:table-row>
        <table:table-row table:style-name="Tabuľka1.3">
          <table:table-cell table:style-name="Tabuľka1.A4" office:value-type="string">
            <text:p text:style-name="P4">2</text:p>
          </table:table-cell>
          <table:table-cell table:style-name="Tabuľka1.A4" office:value-type="string">
            <text:p text:style-name="P6">15.10.<text:tab/>(pon)</text:p>
            <text:p text:style-name="P6">21.10.<text:tab/>(ne)</text:p>
          </table:table-cell>
          <table:covered-table-cell/>
          <table:covered-table-cell/>
          <table:table-cell table:style-name="Tabuľka1.E4" office:value-type="string">
            <text:p text:style-name="P7">kompletizácia časti Analýza, príprava otázok pre p. Bielikovú</text:p>
          </table:table-cell>
        </table:table-row>
        <table:table-row table:style-name="Tabuľka1.3">
          <table:table-cell table:style-name="Tabuľka1.A4" office:value-type="string">
            <text:p text:style-name="P4">3</text:p>
          </table:table-cell>
          <table:table-cell table:style-name="Tabuľka1.A4" office:value-type="string">
            <text:p text:style-name="P6">22.10.<text:tab/>(pon)</text:p>
            <text:p text:style-name="P6">28.10.<text:tab/>(ne)</text:p>
          </table:table-cell>
          <table:table-cell table:style-name="Tabuľka1.A4" office:value-type="string">
            <text:p text:style-name="P7">špecifikácia</text:p>
          </table:table-cell>
          <table:table-cell table:style-name="Tabuľka1.A4" office:value-type="string">
            <text:p text:style-name="P5">1t</text:p>
          </table:table-cell>
          <table:table-cell table:style-name="Tabuľka1.E4" office:value-type="string">
            <text:p text:style-name="P7">časti špecifikácie (moduly)</text:p>
          </table:table-cell>
        </table:table-row>
        <table:table-row table:style-name="Tabuľka1.3">
          <table:table-cell table:style-name="Tabuľka1.A4" office:value-type="string">
            <text:p text:style-name="P4">4</text:p>
          </table:table-cell>
          <table:table-cell table:style-name="Tabuľka1.A4" office:value-type="string">
            <text:p text:style-name="P6">29.10.<text:tab/>(pon)</text:p>
            <text:p text:style-name="P6">04.11.<text:tab/>(ne)</text:p>
          </table:table-cell>
          <table:table-cell table:style-name="Tabuľka1.A4" office:value-type="string">
            <text:p text:style-name="P7">špecifikácia, návrh</text:p>
          </table:table-cell>
          <table:table-cell table:style-name="Tabuľka1.A4" office:value-type="string">
            <text:p text:style-name="P5">1t</text:p>
          </table:table-cell>
          <table:table-cell table:style-name="Tabuľka1.E4" office:value-type="string">
            <text:p text:style-name="P7">kompletizácia časti špecifikácia + pripomienky od p. Bielikovej</text:p>
          </table:table-cell>
        </table:table-row>
        <table:table-row table:style-name="Tabuľka1.3">
          <table:table-cell table:style-name="Tabuľka1.A4" office:value-type="string">
            <text:p text:style-name="P4">5</text:p>
          </table:table-cell>
          <table:table-cell table:style-name="Tabuľka1.A4" office:value-type="string">
            <text:p text:style-name="P6">05.11.<text:tab/>(pon)</text:p>
            <text:p text:style-name="P6">11.11<text:tab/>(ne)</text:p>
          </table:table-cell>
          <table:table-cell table:style-name="Tabuľka1.A4" office:value-type="string">
            <text:p text:style-name="P7">návrh</text:p>
          </table:table-cell>
          <table:table-cell table:style-name="Tabuľka1.A4" office:value-type="string">
            <text:p text:style-name="P5">1t</text:p>
          </table:table-cell>
          <table:table-cell table:style-name="Tabuľka1.E4" office:value-type="string">
            <text:p text:style-name="P7">vytvorenie návrhu podľa špecifikácie</text:p>
          </table:table-cell>
        </table:table-row>
        <table:table-row table:style-name="Tabuľka1.3">
          <table:table-cell table:style-name="Tabuľka1.A4" office:value-type="string">
            <text:p text:style-name="P4">6</text:p>
          </table:table-cell>
          <table:table-cell table:style-name="Tabuľka1.A4" office:value-type="string">
            <text:p text:style-name="P6">12.11.<text:tab/>(pon)</text:p>
            <text:p text:style-name="P8">15.11.<text:tab/> (štv) 14.00</text:p>
            <text:p text:style-name="P6">18.11. (ne)</text:p>
          </table:table-cell>
          <table:table-cell table:style-name="Tabuľka1.A4" office:value-type="string">
            <text:p text:style-name="P7">revízia, dolaďovanie, tlač</text:p>
          </table:table-cell>
          <table:table-cell table:style-name="Tabuľka1.A4" office:value-type="string">
            <text:p text:style-name="P8">4d</text:p>
            <text:p text:style-name="P5">3d</text:p>
          </table:table-cell>
          <table:table-cell table:style-name="Tabuľka1.E4" office:value-type="string">
            <text:p text:style-name="P7">15.11. (štv) – odovzdanie dokumentácie analýzy, špecifikácie požiadaviek a návrh riešenia </text:p>
          </table:table-cell>
        </table:table-row>
        <table:table-row table:style-name="Tabuľka1.3">
          <table:table-cell table:style-name="Tabuľka1.A4" office:value-type="string">
            <text:p text:style-name="P4">7</text:p>
          </table:table-cell>
          <table:table-cell table:style-name="Tabuľka1.A4" office:value-type="string">
            <text:p text:style-name="P6">19.11. (pon)</text:p>
            <text:p text:style-name="P8">23.11.<text:tab/> (pia) 14.00</text:p>
            <text:p text:style-name="P6">25.11. (ne)</text:p>
          </table:table-cell>
          <table:table-cell table:style-name="Tabuľka1.A4" office:value-type="string">
            <text:p text:style-name="P5"><text:span text:style-name="T1">tvorba</text:span> <text:span text:style-name="T1">posudku</text:span></text:p>
          </table:table-cell>
          <table:table-cell table:style-name="Tabuľka1.A4" office:value-type="string">
            <text:p text:style-name="P8">5d</text:p>
            <text:p text:style-name="P5">2d</text:p>
          </table:table-cell>
          <table:table-cell table:style-name="Tabuľka1.E4" office:value-type="string">
            <text:p text:style-name="P7">odovzdanie posudku analýzy, špecifikácie, návrhu druhého tímu</text:p>
          </table:table-cell>
        </table:table-row>
        <table:table-row table:style-name="Tabuľka1.3">
          <table:table-cell table:style-name="Tabuľka1.A4" office:value-type="string">
            <text:p text:style-name="P4">8</text:p>
          </table:table-cell>
          <table:table-cell table:style-name="Tabuľka1.A4" office:value-type="string">
            <text:p text:style-name="P6">26.11. (pon)</text:p>
            <text:p text:style-name="P8">17.12. (pon) 14.00</text:p>
            <text:p text:style-name="P6">20.12. (štv)</text:p>
          </table:table-cell>
          <table:table-cell table:style-name="Tabuľka1.A4" office:value-type="string">
            <text:p text:style-name="P7">odovzdanie prototypu a dokumentácie</text:p>
          </table:table-cell>
          <table:table-cell table:style-name="Tabuľka1.A4" office:value-type="string">
            <text:p text:style-name="P8">21d</text:p>
          </table:table-cell>
          <table:table-cell table:style-name="Tabuľka1.E4" office:value-type="string">
            <text:p text:style-name="P7">odovzdanie prototypu vybraných časti systému, spolu s dokumentáciou</text:p>
          </table:table-cell>
        </table:table-row>
        <table:table-row table:style-name="Tabuľka1.3">
          <table:table-cell table:style-name="Tabuľka1.A4" office:value-type="string">
            <text:p text:style-name="P4"/>
          </table:table-cell>
          <table:table-cell table:style-name="Tabuľka1.A4" office:value-type="string">
            <text:p text:style-name="P6">17.12. - 20.12.</text:p>
            <text:p text:style-name="P8">17.12. (pon) 09.00</text:p>
          </table:table-cell>
          <table:table-cell table:style-name="Tabuľka1.A4" office:value-type="string">
            <text:p text:style-name="P7">prezentácia prototypu</text:p>
          </table:table-cell>
          <table:table-cell table:style-name="Tabuľka1.A4" office:value-type="string">
            <text:p text:style-name="P5">4d</text:p>
            <text:p text:style-name="P8">21d</text:p>
          </table:table-cell>
          <table:table-cell table:style-name="Tabuľka1.E4" office:value-type="string">
            <text:p text:style-name="P7">používateľská prezentácia prototypu</text:p>
          </table:table-cell>
        </table:table-row>
        <table:table-row table:style-name="Tabuľka1.3">
          <table:table-cell table:style-name="Tabuľka1.A4" office:value-type="string">
            <text:p text:style-name="P4">9</text:p>
          </table:table-cell>
          <table:table-cell table:style-name="Tabuľka1.A4" office:value-type="string">
            <text:p text:style-name="P8">11.2.08 (pon) 14.00</text:p>
          </table:table-cell>
          <table:table-cell table:style-name="Tabuľka1.A4" office:value-type="string">
            <text:p text:style-name="P5"><text:span text:style-name="T1">tvorba</text:span> <text:span text:style-name="T1">posudku</text:span></text:p>
          </table:table-cell>
          <table:table-cell table:style-name="Tabuľka1.A4" office:value-type="string">
            <text:p text:style-name="P8">25d</text:p>
          </table:table-cell>
          <table:table-cell table:style-name="Tabuľka1.E4" office:value-type="string">
            <text:p text:style-name="P7">odovzdanie posudku prototypu druhého tímu</text:p>
          </table:table-cell>
        </table:table-row>
      </table:table>
      <text:p text:style-name="P36"/>
      <text:p text:style-name="P39"/>
      <text:p text:style-name="P40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 table:style-name="Tabuľka2.1">
          <table:table-cell table:style-name="Tabuľka2.A1" table:number-columns-spanned="5" office:value-type="string">
            <text:p text:style-name="P32">Letný semester (2008)</text:p>
          </table:table-cell>
          <table:covered-table-cell/>
          <table:covered-table-cell/>
          <table:covered-table-cell/>
          <table:covered-table-cell/>
        </table:table-row>
        <table:table-row table:style-name="Tabuľka2.2">
          <table:table-cell table:style-name="Tabuľka2.A2" office:value-type="string">
            <text:p text:style-name="P17">Týždeň</text:p>
          </table:table-cell>
          <table:table-cell table:style-name="Tabuľka2.A2" office:value-type="string">
            <text:p text:style-name="P17">Rozsah od – do</text:p>
          </table:table-cell>
          <table:table-cell table:style-name="Tabuľka2.A2" office:value-type="string">
            <text:p text:style-name="P17">Naplánovaný proces</text:p>
          </table:table-cell>
          <table:table-cell table:style-name="Tabuľka2.A2" office:value-type="string">
            <text:p text:style-name="P17">Dĺžka</text:p>
          </table:table-cell>
          <table:table-cell table:style-name="Tabuľka2.E2" office:value-type="string">
            <text:p text:style-name="P17">Popis naplánovaného procesu</text:p>
          </table:table-cell>
        </table:table-row>
        <table:table-row table:style-name="Tabuľka2.3">
          <table:table-cell table:style-name="Tabuľka2.A3" office:value-type="string">
            <text:p text:style-name="P4">1</text:p>
          </table:table-cell>
          <table:table-cell table:style-name="Tabuľka2.A3" office:value-type="string">
            <text:p text:style-name="P6">18.2.<text:tab/>(pon)</text:p>
            <text:p text:style-name="P6">24.2<text:tab/>(ne)</text:p>
          </table:table-cell>
          <table:table-cell table:style-name="Tabuľka2.A3" office:value-type="string">
            <text:p text:style-name="P7">zhodnotenie</text:p>
          </table:table-cell>
          <table:table-cell table:style-name="Tabuľka2.A3" office:value-type="string">
            <text:p text:style-name="P5">1t</text:p>
          </table:table-cell>
          <table:table-cell table:style-name="Tabuľka2.A1" office:value-type="string">
            <text:p text:style-name="P7">zhodnotenie výsledkov ZS, doplnenie a dopracovanie zistených nedostatkov</text:p>
          </table:table-cell>
        </table:table-row>
        <table:table-row table:style-name="Tabuľka2.3">
          <table:table-cell table:style-name="Tabuľka2.A4" office:value-type="string">
            <text:p text:style-name="P4">2</text:p>
          </table:table-cell>
          <table:table-cell table:style-name="Tabuľka2.A4" office:value-type="string">
            <text:p text:style-name="P6">25.2.<text:tab/>(pon)</text:p>
            <text:p text:style-name="P6">9.3.<text:tab/>(ne)</text:p>
          </table:table-cell>
          <table:table-cell table:style-name="Tabuľka2.A4" office:value-type="string">
            <text:p text:style-name="P7">zakomponovanie zmien</text:p>
          </table:table-cell>
          <table:table-cell table:style-name="Tabuľka2.A4" office:value-type="string">
            <text:p text:style-name="P5">2t</text:p>
          </table:table-cell>
          <table:table-cell table:style-name="Tabuľka2.E4" office:value-type="string">
            <text:p text:style-name="P7">zakomponovanie zmien do dokumentácie, podrobný návrh</text:p>
          </table:table-cell>
        </table:table-row>
        <table:table-row table:style-name="Tabuľka2.3">
          <table:table-cell table:style-name="Tabuľka2.A4" office:value-type="string">
            <text:p text:style-name="P4">4</text:p>
          </table:table-cell>
          <table:table-cell table:style-name="Tabuľka2.A4" office:value-type="string">
            <text:p text:style-name="P6">10.3.<text:tab/>(pon)</text:p>
            <text:p text:style-name="P6">30.3.<text:tab/>(ne)</text:p>
          </table:table-cell>
          <table:table-cell table:style-name="Tabuľka2.A4" office:value-type="string">
            <text:p text:style-name="P5"><text:span text:style-name="T1">implementácia</text:span> a <text:span text:style-name="T1">integrácia</text:span></text:p>
          </table:table-cell>
          <table:table-cell table:style-name="Tabuľka2.A4" office:value-type="string">
            <text:p text:style-name="P5">3t</text:p>
          </table:table-cell>
          <table:table-cell table:style-name="Tabuľka2.E4" office:value-type="string">
            <text:p text:style-name="P7">implementácia, postupná integrácia a overovanie výsledku, tvorba dokumentácie </text:p>
          </table:table-cell>
        </table:table-row>
        <table:table-row table:style-name="Tabuľka2.6">
          <table:table-cell table:style-name="Tabuľka2.A4" office:value-type="string">
            <text:p text:style-name="P4">7</text:p>
          </table:table-cell>
          <table:table-cell table:style-name="Tabuľka2.A4" office:value-type="string">
            <text:p text:style-name="P6">31.3.<text:tab/>(pon)</text:p>
            <text:p text:style-name="P6">20.4.<text:tab/>(ne)</text:p>
          </table:table-cell>
          <table:table-cell table:style-name="Tabuľka2.A4" office:value-type="string">
            <text:p text:style-name="P5"><text:span text:style-name="T1">integrácia</text:span> a <text:span text:style-name="T1">testovanie</text:span></text:p>
          </table:table-cell>
          <table:table-cell table:style-name="Tabuľka2.A2" office:value-type="string">
            <text:p text:style-name="P5">3t</text:p>
          </table:table-cell>
          <table:table-cell table:style-name="Tabuľka2.E4" office:value-type="string">
            <text:p text:style-name="P7">integrácia produktu a overovanie, tvorba dokumentácie k produktu </text:p>
          </table:table-cell>
        </table:table-row>
        <table:table-row table:style-name="Tabuľka2.6">
          <table:table-cell table:style-name="Tabuľka2.A4" office:value-type="string">
            <text:p text:style-name="P4">10</text:p>
          </table:table-cell>
          <table:table-cell table:style-name="Tabuľka2.A4" office:value-type="string">
            <text:p text:style-name="P6">21.4.<text:tab/>(pon)</text:p>
            <text:p text:style-name="P6">27.4.<text:tab/>(ne)</text:p>
          </table:table-cell>
          <table:table-cell table:style-name="Tabuľka2.A4" office:value-type="string">
            <text:p text:style-name="P7">odovzdanie dokumentácie a produktu</text:p>
          </table:table-cell>
          <table:table-cell table:style-name="Tabuľka2.D7" office:value-type="string">
            <text:p text:style-name="P5">1t</text:p>
          </table:table-cell>
          <table:table-cell table:style-name="Tabuľka2.E4" office:value-type="string">
            <text:p text:style-name="P7">odovzdávanie produktu<text:line-break/>a dokumentácie k produktu (potrebnej na používanie produktu) </text:p>
          </table:table-cell>
        </table:table-row>
        <table:table-row table:style-name="Tabuľka2.6">
          <table:table-cell table:style-name="Tabuľka2.A4" office:value-type="string">
            <text:p text:style-name="P4">11</text:p>
          </table:table-cell>
          <table:table-cell table:style-name="Tabuľka2.A4" office:value-type="string">
            <text:p text:style-name="P6">28.4. <text:tab/>(pon)</text:p>
            <text:p text:style-name="P8">30.4. (str) 13.00</text:p>
            <text:p text:style-name="P6">4.5.<text:tab/>(ne)</text:p>
          </table:table-cell>
          <table:table-cell table:style-name="Tabuľka2.A4" office:value-type="string">
            <text:p text:style-name="P7">používanie produktu a kompletizácia dokumentácie</text:p>
          </table:table-cell>
          <table:table-cell table:style-name="Tabuľka2.D7" office:value-type="string">
            <text:p text:style-name="P28">1t</text:p>
          </table:table-cell>
          <table:table-cell table:style-name="Tabuľka2.E4" office:value-type="string">
            <text:p text:style-name="P7">používanie produktu, údržba, kompletizácia dokumentácie,</text:p>
            <text:p text:style-name="P28">odovzdanie</text:p>
          </table:table-cell>
        </table:table-row>
        <table:table-row table:style-name="Tabuľka2.6">
          <table:table-cell table:style-name="Tabuľka2.A4" office:value-type="string">
            <text:p text:style-name="P4">12</text:p>
          </table:table-cell>
          <table:table-cell table:style-name="Tabuľka2.A4" office:value-type="string">
            <text:p text:style-name="P6">5.5.<text:tab/>(pon)</text:p>
            <text:p text:style-name="P6">11.5.<text:tab/>(ne)</text:p>
            <text:p text:style-name="P8">20.5. (ut) 13.00</text:p>
          </table:table-cell>
          <table:table-cell table:style-name="Tabuľka2.A4" office:value-type="string">
            <text:p text:style-name="P7">definitívne odovzdávanie produktu</text:p>
          </table:table-cell>
          <table:table-cell table:style-name="Tabuľka2.D7" office:value-type="string">
            <text:p text:style-name="P28">1t</text:p>
          </table:table-cell>
          <table:table-cell table:style-name="Tabuľka2.E4" office:value-type="string">
            <text:p text:style-name="P30"><text:span text:style-name="T4">odovzdanie celkového výsledku projektu</text:span> (produkt so zmenami v rámci údržby, dokumentácia) </text:p>
          </table:table-cell>
        </table:table-row>
        <table:table-row table:style-name="Tabuľka2.6">
          <table:table-cell table:style-name="Tabuľka2.A3" office:value-type="string">
            <text:p text:style-name="P4"/>
          </table:table-cell>
          <table:table-cell table:style-name="Tabuľka2.A3" office:value-type="string">
            <text:p text:style-name="P8">6.6. (pia) 13.00</text:p>
          </table:table-cell>
          <table:table-cell table:style-name="Tabuľka2.A3" office:value-type="string">
            <text:p text:style-name="P28">odovzdanie posudku</text:p>
          </table:table-cell>
          <table:table-cell table:style-name="Tabuľka2.A2" office:value-type="string">
            <text:p text:style-name="P8">4t</text:p>
          </table:table-cell>
          <table:table-cell table:style-name="Tabuľka2.A1" office:value-type="string">
            <text:p text:style-name="P8"><text:span text:style-name="T1">odovzdanie</text:span> <text:span text:style-name="T1">posudku</text:span> <text:span text:style-name="T1">na</text:span> <text:span text:style-name="T1">výsledok</text:span> <text:span text:style-name="T1">iného</text:span> <text:span text:style-name="T1">tímu</text:span> <text:span text:style-name="T2">upresní</text:span><text:span text:style-name="T6"> </text:span><text:span text:style-name="T2">sa</text:span><text:span text:style-name="T6"> </text:span><text:span text:style-name="T2">podľa</text:span><text:span text:style-name="T6"> </text:span><text:span text:style-name="T2">termínu</text:span><text:span text:style-name="T6"> </text:span><text:span text:style-name="T2">obhajoby</text:span><text:span text:style-name="T6"> </text:span><text:span text:style-name="T2">projektu</text:span> </text:p>
          </table:table-cell>
        </table:table-row>
        <table:table-row table:style-name="Tabuľka2.6">
          <table:table-cell table:style-name="Tabuľka2.A4" office:value-type="string">
            <text:p text:style-name="P4"/>
          </table:table-cell>
          <table:table-cell table:style-name="Tabuľka2.A4" office:value-type="string">
            <text:p text:style-name="P8">12.-13.6. (štv – pia)</text:p>
          </table:table-cell>
          <table:table-cell table:style-name="Tabuľka2.A4" office:value-type="string">
            <text:p text:style-name="P28">obhajoba</text:p>
          </table:table-cell>
          <table:table-cell table:style-name="Tabuľka2.D7" office:value-type="string">
            <text:p text:style-name="P8">1t</text:p>
          </table:table-cell>
          <table:table-cell table:style-name="Tabuľka2.E4" office:value-type="string">
            <text:p text:style-name="P28">prezentácia a obhajoba projektu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 style:master-page-name="">
      <style:paragraph-properties fo:text-align="end" style:justify-single-word="false" style:page-number="auto" fo:padding="0cm" fo:border-left="none" fo:border-right="none" fo:border-top="0.035cm solid #0066cc" fo:border-bottom="none" style:shadow="non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2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Footer"/>
      </style:footer>
      <style:footer-left>
        <text:p text:style-name="P3">B-<text:page-number text:select-page="current" text:page-adjust="-1">1</text:page-number></text:p>
      </style:footer-left>
    </style:master-page>
    <style:master-page style:name="First_20_Page" style:display-name="First Page" style:page-layout-name="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Peto</dc:creator>
    <dc:date>2008-05-19T19:53:24</dc:date>
    <meta:editing-cycles>4</meta:editing-cycles>
    <meta:editing-duration>PT31M40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3" meta:paragraph-count="130" meta:word-count="335" meta:character-count="2316"/>
  </office:meta>
</office:document-meta>
</file>